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3C0000003C02F1000B9FA0C64E9.png" manifest:media-type="image/png"/>
  <manifest:file-entry manifest:full-path="Pictures/10000201000005A9000005A99E2EBACF7278759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nux Libertine O" fo:font-size="44pt" fo:font-weight="bold" officeooo:rsid="000a3dfb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Verdana" fo:font-size="21pt" fo:font-weight="bold" officeooo:rsid="001a5ba5" officeooo:paragraph-rsid="001a5ba5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style:font-name="Verdana" fo:font-size="35pt" fo:font-weight="bold" officeooo:paragraph-rsid="000a3dfb" style:font-size-asian="35pt" style:font-weight-asian="bold" style:font-size-complex="35pt" style:font-weight-complex="bold"/>
    </style:style>
    <style:style style:name="P5" style:family="paragraph" style:parent-style-name="Standard">
      <style:paragraph-properties fo:text-align="center" style:justify-single-word="false"/>
      <style:text-properties fo:text-transform="uppercase" style:font-name="Verdana" fo:font-size="30pt" fo:font-weight="bold" officeooo:rsid="001402aa" officeooo:paragraph-rsid="001402aa" style:font-size-asian="30pt" style:font-weight-asian="bold" style:font-size-complex="30pt" style:font-weight-complex="bold"/>
    </style:style>
    <style:style style:name="T1" style:family="text">
      <style:text-properties officeooo:rsid="0017b7f7"/>
    </style:style>
    <style:style style:name="T2" style:family="text">
      <style:text-properties fo:text-transform="uppercase" style:font-name="Arial Black" fo:font-size="60pt" fo:font-weight="normal" officeooo:rsid="0015d340" style:font-size-asian="60pt" style:font-weight-asian="normal" style:font-size-complex="60pt" style:font-weight-complex="normal"/>
    </style:style>
    <style:style style:name="T3" style:family="text">
      <style:text-properties fo:text-transform="uppercase" style:font-name="Arial Black" fo:font-size="72pt" fo:font-weight="normal" officeooo:rsid="0015d340" style:font-size-asian="72pt" style:font-weight-asian="normal" style:font-size-complex="72pt" style:font-weight-complex="normal"/>
    </style:style>
    <style:style style:name="T4" style:family="text">
      <style:text-properties fo:text-transform="uppercase" style:font-name="Arial Black" fo:font-size="80pt" fo:font-weight="normal" officeooo:rsid="0015d340" style:font-size-asian="80pt" style:font-weight-asian="normal" style:font-size-complex="80pt" style:font-weight-complex="normal"/>
    </style:style>
    <style:style style:name="fr1" style:family="graphic" style:parent-style-name="Graphics">
      <style:graphic-properties fo:margin-top="0.25in" fo:margin-bottom="2in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bottom" style:vertical-rel="page" style:horizontal-pos="right" style:horizontal-rel="pag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width="2.5965in" svg:height="2.5965in" draw:z-index="0">
        <draw:image xlink:href="Pictures/10000201000005A9000005A99E2EBACF72787595.png" xlink:type="simple" xlink:show="embed" xlink:actuate="onLoad"/>
      </draw:frame>
      <text:p text:style-name="P2"><draw:frame draw:style-name="fr1" draw:name="Image1" text:anchor-type="paragraph" svg:x="2.9972in" svg:y="-0.0382in" svg:width="4.6307in" svg:height="4.5252in" draw:z-index="1"><draw:image xlink:href="Pictures/10000201000003C0000003C02F1000B9FA0C64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text-transform="uppercase" style:font-name="Verdana" fo:font-size="21pt" fo:font-weight="bold" officeooo:rsid="001a5ba5" officeooo:paragraph-rsid="001a5ba5" style:font-size-asian="21pt" style:font-weight-asian="bold" style:font-size-complex="21pt" style:font-weight-complex="bold"/>
    </style:style>
    <style:style style:name="MP2" style:family="paragraph" style:parent-style-name="Standard">
      <style:paragraph-properties fo:text-align="center" style:justify-single-word="false"/>
      <style:text-properties fo:text-transform="uppercase" style:font-name="Verdana" fo:font-size="35pt" fo:font-weight="bold" officeooo:paragraph-rsid="000a3dfb" style:font-size-asian="35pt" style:font-weight-asian="bold" style:font-size-complex="35pt" style:font-weight-complex="bold"/>
    </style:style>
    <style:style style:name="MP3" style:family="paragraph" style:parent-style-name="Standard">
      <style:paragraph-properties fo:text-align="center" style:justify-single-word="false"/>
      <style:text-properties fo:text-transform="uppercase" style:font-name="Verdana" fo:font-size="30pt" fo:font-weight="bold" officeooo:rsid="001402aa" officeooo:paragraph-rsid="001402aa" style:font-size-asian="30pt" style:font-weight-asian="bold" style:font-size-complex="30pt" style:font-weight-complex="bold"/>
    </style:style>
    <style:style style:name="MP4" style:family="paragraph" style:parent-style-name="Standard">
      <style:paragraph-properties fo:text-align="start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MT1" style:family="text">
      <style:text-properties officeooo:rsid="0017b7f7"/>
    </style:style>
    <style:style style:name="MT2" style:family="text">
      <style:text-properties fo:text-transform="uppercase" style:font-name="Arial Black" fo:font-size="60pt" fo:font-weight="normal" officeooo:rsid="0015d340" style:font-size-asian="60pt" style:font-weight-asian="normal" style:font-size-complex="60pt" style:font-weight-complex="normal"/>
    </style:style>
    <style:style style:name="MT3" style:family="text">
      <style:text-properties fo:text-transform="uppercase" style:font-name="Arial Black" fo:font-size="80pt" fo:font-weight="normal" officeooo:rsid="0015d340" style:font-size-asian="80pt" style:font-weight-asian="normal" style:font-size-complex="80pt" style:font-weight-complex="normal"/>
    </style:style>
    <style:page-layout style:name="Mpm1">
      <style:page-layout-properties fo:page-width="11in" fo:page-height="8.5in" style:num-format="1" style:print-orientation="landscape" fo:margin-top="0.2201in" fo:margin-bottom="0.7874in" fo:margin-left="0.2083in" fo:margin-right="0.1665in" style:writing-mode="lr-tb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.0311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Womens rights, ratification of "CEDAW" &amp; "ERA"</text:p>
        <text:p text:style-name="MP2">Free education &amp; healthcare</text:p>
        <text:p text:style-name="MP3">Citizen Dividends <text:span text:style-name="MT1">+ 13% flat tax</text:span></text:p>
      </style:header>
      <style:footer>
        <text:p text:style-name="MP4"><text:span text:style-name="MT2">www.</text:span><text:span text:style-name="MT3">Pres.me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43:12.560842359</meta:creation-date>
    <dc:title>Blank</dc:title>
    <meta:editing-duration>PT1H10M28S</meta:editing-duration>
    <meta:editing-cycles>21</meta:editing-cycles>
    <meta:generator>LibreOffice/5.0.5.2$Linux_x86 LibreOffice_project/00m0$Build-2</meta:generator>
    <dc:date>2016-04-22T12:47:44.648457585</dc:date>
    <dc:creator>Mathew Tyler</dc:creator>
    <meta:document-statistic meta:table-count="0" meta:image-count="2" meta:object-count="0" meta:page-count="1" meta:paragraph-count="4" meta:word-count="18" meta:character-count="117" meta:non-whitespace-character-count="102"/>
    <meta:template xlink:type="simple" xlink:actuate="onRequest" xlink:title="Blank" xlink:href="../../../../../../../../../.config/libreoffice/4/user/template/Blank.ott" meta:date="2015-10-21T19:43:12.189641328"/>
  </office:meta>
</office:document-meta>
</file>